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busquedaBinaria2e20" table:style-name="ta1">
        <table:shapes>
          <draw:frame draw:z-index="0" draw:style-name="gr1" draw:text-style-name="P1" svg:width="16.002cm" svg:height="9.004cm" svg:x="17.654cm" svg:y="11.368cm">
            <draw:object draw:notify-on-update-of-ranges="Resultados_busquedaBinaria2e20.B1:Resultados_busquedaBinaria2e20.B1 Resultados_busquedaBinaria2e20.B2:Resultados_busquedaBinaria2e20.B51 Resultados_busquedaBinaria2e20.C1:Resultados_busquedaBinaria2e20.C1 Resultados_busquedaBinaria2e20.C2:Resultados_busquedaBinaria2e20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3cm" svg:height="9.004cm" svg:x="17.726cm" svg:y="1.461cm">
            <draw:object draw:notify-on-update-of-ranges="Resultados_busquedaBinaria2e20.D1:Resultados_busquedaBinaria2e20.D1 Resultados_busquedaBinaria2e20.D2:Resultados_busquedaBinaria2e20.D51 Resultados_busquedaBinaria2e20.E1:Resultados_busquedaBinaria2e20.E1 Resultados_busquedaBinaria2e20.E2:Resultados_busquedaBinaria2e20.E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Promedio Lineal (ns)</text:p>
          </table:table-cell>
          <table:table-cell office:value-type="string" calcext:value-type="string">
            <text:p>Promedio Normal (n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235" calcext:value-type="float">
            <text:p>235</text:p>
          </table:table-cell>
          <table:table-cell table:formula="of:=AVERAGE([.B2:.B2])" office:value-type="float" office:value="581" calcext:value-type="float">
            <text:p>581,00</text:p>
          </table:table-cell>
          <table:table-cell table:formula="of:=AVERAGE([.C2:.C2])" office:value-type="float" office:value="235" calcext:value-type="float">
            <text:p>235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233" calcext:value-type="float">
            <text:p>233</text:p>
          </table:table-cell>
          <table:table-cell table:formula="of:=AVERAGE([.B2:.B3])" office:value-type="float" office:value="582" calcext:value-type="float">
            <text:p>582,00</text:p>
          </table:table-cell>
          <table:table-cell table:formula="of:=AVERAGE([.C2:.C3])" office:value-type="float" office:value="234" calcext:value-type="float">
            <text:p>234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205" calcext:value-type="float">
            <text:p>205</text:p>
          </table:table-cell>
          <table:table-cell table:formula="of:=AVERAGE([.B2:.B4])" office:value-type="float" office:value="550.666666666667" calcext:value-type="float">
            <text:p>550,67</text:p>
          </table:table-cell>
          <table:table-cell table:formula="of:=AVERAGE([.C2:.C4])" office:value-type="float" office:value="224.333333333333" calcext:value-type="float">
            <text:p>224,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24" calcext:value-type="float">
            <text:p>224</text:p>
          </table:table-cell>
          <table:table-cell table:formula="of:=AVERAGE([.B2:.B5])" office:value-type="float" office:value="485.75" calcext:value-type="float">
            <text:p>485,75</text:p>
          </table:table-cell>
          <table:table-cell table:formula="of:=AVERAGE([.C2:.C5])" office:value-type="float" office:value="224.25" calcext:value-type="float">
            <text:p>224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187" calcext:value-type="float">
            <text:p>187</text:p>
          </table:table-cell>
          <table:table-cell table:formula="of:=AVERAGE([.B2:.B6])" office:value-type="float" office:value="447.8" calcext:value-type="float">
            <text:p>447,80</text:p>
          </table:table-cell>
          <table:table-cell table:formula="of:=AVERAGE([.C2:.C6])" office:value-type="float" office:value="216.8" calcext:value-type="float">
            <text:p>216,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09" calcext:value-type="float">
            <text:p>209</text:p>
          </table:table-cell>
          <table:table-cell table:formula="of:=AVERAGE([.B2:.B7])" office:value-type="float" office:value="417.833333333333" calcext:value-type="float">
            <text:p>417,83</text:p>
          </table:table-cell>
          <table:table-cell table:formula="of:=AVERAGE([.C2:.C7])" office:value-type="float" office:value="215.5" calcext:value-type="float">
            <text:p>215,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203" calcext:value-type="float">
            <text:p>203</text:p>
          </table:table-cell>
          <table:table-cell table:formula="of:=AVERAGE([.B2:.B8])" office:value-type="float" office:value="406.142857142857" calcext:value-type="float">
            <text:p>406,14</text:p>
          </table:table-cell>
          <table:table-cell table:formula="of:=AVERAGE([.C2:.C8])" office:value-type="float" office:value="213.714285714286" calcext:value-type="float">
            <text:p>213,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5" calcext:value-type="float">
            <text:p>465</text:p>
          </table:table-cell>
          <table:table-cell office:value-type="float" office:value="443" calcext:value-type="float">
            <text:p>443</text:p>
          </table:table-cell>
          <table:table-cell table:formula="of:=AVERAGE([.B2:.B9])" office:value-type="float" office:value="413.5" calcext:value-type="float">
            <text:p>413,50</text:p>
          </table:table-cell>
          <table:table-cell table:formula="of:=AVERAGE([.C2:.C9])" office:value-type="float" office:value="242.375" calcext:value-type="float">
            <text:p>242,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852" calcext:value-type="float">
            <text:p>852</text:p>
          </table:table-cell>
          <table:table-cell table:formula="of:=AVERAGE([.B2:.B10])" office:value-type="float" office:value="413.111111111111" calcext:value-type="float">
            <text:p>413,11</text:p>
          </table:table-cell>
          <table:table-cell table:formula="of:=AVERAGE([.C2:.C10])" office:value-type="float" office:value="310.111111111111" calcext:value-type="float">
            <text:p>310,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8" calcext:value-type="float">
            <text:p>338</text:p>
          </table:table-cell>
          <table:table-cell office:value-type="float" office:value="494" calcext:value-type="float">
            <text:p>494</text:p>
          </table:table-cell>
          <table:table-cell table:formula="of:=AVERAGE([.B2:.B11])" office:value-type="float" office:value="405.6" calcext:value-type="float">
            <text:p>405,60</text:p>
          </table:table-cell>
          <table:table-cell table:formula="of:=AVERAGE([.C2:.C11])" office:value-type="float" office:value="328.5" calcext:value-type="float">
            <text:p>328,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float" office:value="686" calcext:value-type="float">
            <text:p>686</text:p>
          </table:table-cell>
          <table:table-cell table:formula="of:=AVERAGE([.B2:.B12])" office:value-type="float" office:value="415.727272727273" calcext:value-type="float">
            <text:p>415,73</text:p>
          </table:table-cell>
          <table:table-cell table:formula="of:=AVERAGE([.C2:.C12])" office:value-type="float" office:value="361" calcext:value-type="float">
            <text:p>361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1" calcext:value-type="float">
            <text:p>611</text:p>
          </table:table-cell>
          <table:table-cell office:value-type="float" office:value="173" calcext:value-type="float">
            <text:p>173</text:p>
          </table:table-cell>
          <table:table-cell table:formula="of:=AVERAGE([.B2:.B13])" office:value-type="float" office:value="432" calcext:value-type="float">
            <text:p>432,00</text:p>
          </table:table-cell>
          <table:table-cell table:formula="of:=AVERAGE([.C2:.C13])" office:value-type="float" office:value="345.333333333333" calcext:value-type="float">
            <text:p>345,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table:formula="of:=AVERAGE([.B2:.B14])" office:value-type="float" office:value="413.769230769231" calcext:value-type="float">
            <text:p>413,77</text:p>
          </table:table-cell>
          <table:table-cell table:formula="of:=AVERAGE([.C2:.C14])" office:value-type="float" office:value="334.384615384615" calcext:value-type="float">
            <text:p>334,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3" calcext:value-type="float">
            <text:p>823</text:p>
          </table:table-cell>
          <table:table-cell office:value-type="float" office:value="330" calcext:value-type="float">
            <text:p>330</text:p>
          </table:table-cell>
          <table:table-cell table:formula="of:=AVERAGE([.B2:.B15])" office:value-type="float" office:value="443" calcext:value-type="float">
            <text:p>443,00</text:p>
          </table:table-cell>
          <table:table-cell table:formula="of:=AVERAGE([.C2:.C15])" office:value-type="float" office:value="334.071428571429" calcext:value-type="float">
            <text:p>334,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2" calcext:value-type="float">
            <text:p>1072</text:p>
          </table:table-cell>
          <table:table-cell office:value-type="float" office:value="312" calcext:value-type="float">
            <text:p>312</text:p>
          </table:table-cell>
          <table:table-cell table:formula="of:=AVERAGE([.B2:.B16])" office:value-type="float" office:value="484.933333333333" calcext:value-type="float">
            <text:p>484,93</text:p>
          </table:table-cell>
          <table:table-cell table:formula="of:=AVERAGE([.C2:.C16])" office:value-type="float" office:value="332.6" calcext:value-type="float">
            <text:p>332,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6" calcext:value-type="float">
            <text:p>436</text:p>
          </table:table-cell>
          <table:table-cell office:value-type="float" office:value="265" calcext:value-type="float">
            <text:p>265</text:p>
          </table:table-cell>
          <table:table-cell table:formula="of:=AVERAGE([.B2:.B17])" office:value-type="float" office:value="481.875" calcext:value-type="float">
            <text:p>481,88</text:p>
          </table:table-cell>
          <table:table-cell table:formula="of:=AVERAGE([.C2:.C17])" office:value-type="float" office:value="328.375" calcext:value-type="float">
            <text:p>328,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 office:value-type="float" office:value="232" calcext:value-type="float">
            <text:p>232</text:p>
          </table:table-cell>
          <table:table-cell table:formula="of:=AVERAGE([.B2:.B18])" office:value-type="float" office:value="465.823529411765" calcext:value-type="float">
            <text:p>465,82</text:p>
          </table:table-cell>
          <table:table-cell table:formula="of:=AVERAGE([.C2:.C18])" office:value-type="float" office:value="322.705882352941" calcext:value-type="float">
            <text:p>322,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office:value-type="float" office:value="217" calcext:value-type="float">
            <text:p>217</text:p>
          </table:table-cell>
          <table:table-cell table:formula="of:=AVERAGE([.B2:.B19])" office:value-type="float" office:value="457.722222222222" calcext:value-type="float">
            <text:p>457,72</text:p>
          </table:table-cell>
          <table:table-cell table:formula="of:=AVERAGE([.C2:.C19])" office:value-type="float" office:value="316.833333333333" calcext:value-type="float">
            <text:p>316,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9" calcext:value-type="float">
            <text:p>539</text:p>
          </table:table-cell>
          <table:table-cell office:value-type="float" office:value="224" calcext:value-type="float">
            <text:p>224</text:p>
          </table:table-cell>
          <table:table-cell table:formula="of:=AVERAGE([.B2:.B20])" office:value-type="float" office:value="462" calcext:value-type="float">
            <text:p>462,00</text:p>
          </table:table-cell>
          <table:table-cell table:formula="of:=AVERAGE([.C2:.C20])" office:value-type="float" office:value="311.947368421053" calcext:value-type="float">
            <text:p>311,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0" calcext:value-type="float">
            <text:p>320</text:p>
          </table:table-cell>
          <table:table-cell office:value-type="float" office:value="258" calcext:value-type="float">
            <text:p>258</text:p>
          </table:table-cell>
          <table:table-cell table:formula="of:=AVERAGE([.B2:.B21])" office:value-type="float" office:value="454.9" calcext:value-type="float">
            <text:p>454,90</text:p>
          </table:table-cell>
          <table:table-cell table:formula="of:=AVERAGE([.C2:.C21])" office:value-type="float" office:value="309.25" calcext:value-type="float">
            <text:p>309,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8" calcext:value-type="float">
            <text:p>318</text:p>
          </table:table-cell>
          <table:table-cell office:value-type="float" office:value="437" calcext:value-type="float">
            <text:p>437</text:p>
          </table:table-cell>
          <table:table-cell table:formula="of:=AVERAGE([.B2:.B22])" office:value-type="float" office:value="448.380952380952" calcext:value-type="float">
            <text:p>448,38</text:p>
          </table:table-cell>
          <table:table-cell table:formula="of:=AVERAGE([.C2:.C22])" office:value-type="float" office:value="315.333333333333" calcext:value-type="float">
            <text:p>315,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0" calcext:value-type="float">
            <text:p>670</text:p>
          </table:table-cell>
          <table:table-cell office:value-type="float" office:value="231" calcext:value-type="float">
            <text:p>231</text:p>
          </table:table-cell>
          <table:table-cell table:formula="of:=AVERAGE([.B2:.B23])" office:value-type="float" office:value="458.454545454545" calcext:value-type="float">
            <text:p>458,45</text:p>
          </table:table-cell>
          <table:table-cell table:formula="of:=AVERAGE([.C2:.C23])" office:value-type="float" office:value="311.5" calcext:value-type="float">
            <text:p>311,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  <table:table-cell table:formula="of:=AVERAGE([.B2:.B24])" office:value-type="float" office:value="449.260869565217" calcext:value-type="float">
            <text:p>449,26</text:p>
          </table:table-cell>
          <table:table-cell table:formula="of:=AVERAGE([.C2:.C24])" office:value-type="float" office:value="306.391304347826" calcext:value-type="float">
            <text:p>306,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float" office:value="207" calcext:value-type="float">
            <text:p>207</text:p>
          </table:table-cell>
          <table:table-cell table:formula="of:=AVERAGE([.B2:.B25])" office:value-type="float" office:value="441.5" calcext:value-type="float">
            <text:p>441,50</text:p>
          </table:table-cell>
          <table:table-cell table:formula="of:=AVERAGE([.C2:.C25])" office:value-type="float" office:value="302.25" calcext:value-type="float">
            <text:p>302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3" calcext:value-type="float">
            <text:p>803</text:p>
          </table:table-cell>
          <table:table-cell office:value-type="float" office:value="247" calcext:value-type="float">
            <text:p>247</text:p>
          </table:table-cell>
          <table:table-cell table:formula="of:=AVERAGE([.B2:.B26])" office:value-type="float" office:value="455.96" calcext:value-type="float">
            <text:p>455,96</text:p>
          </table:table-cell>
          <table:table-cell table:formula="of:=AVERAGE([.C2:.C26])" office:value-type="float" office:value="300.04" calcext:value-type="float">
            <text:p>300,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office:value-type="float" office:value="274" calcext:value-type="float">
            <text:p>274</text:p>
          </table:table-cell>
          <table:table-cell table:formula="of:=AVERAGE([.B2:.B27])" office:value-type="float" office:value="451.653846153846" calcext:value-type="float">
            <text:p>451,65</text:p>
          </table:table-cell>
          <table:table-cell table:formula="of:=AVERAGE([.C2:.C27])" office:value-type="float" office:value="299.038461538462" calcext:value-type="float">
            <text:p>299,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0" calcext:value-type="float">
            <text:p>290</text:p>
          </table:table-cell>
          <table:table-cell office:value-type="float" office:value="332" calcext:value-type="float">
            <text:p>332</text:p>
          </table:table-cell>
          <table:table-cell table:formula="of:=AVERAGE([.B2:.B28])" office:value-type="float" office:value="445.666666666667" calcext:value-type="float">
            <text:p>445,67</text:p>
          </table:table-cell>
          <table:table-cell table:formula="of:=AVERAGE([.C2:.C28])" office:value-type="float" office:value="300.259259259259" calcext:value-type="float">
            <text:p>300,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3" calcext:value-type="float">
            <text:p>173</text:p>
          </table:table-cell>
          <table:table-cell office:value-type="float" office:value="218" calcext:value-type="float">
            <text:p>218</text:p>
          </table:table-cell>
          <table:table-cell table:formula="of:=AVERAGE([.B2:.B29])" office:value-type="float" office:value="435.928571428571" calcext:value-type="float">
            <text:p>435,93</text:p>
          </table:table-cell>
          <table:table-cell table:formula="of:=AVERAGE([.C2:.C29])" office:value-type="float" office:value="297.321428571429" calcext:value-type="float">
            <text:p>297,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table:formula="of:=AVERAGE([.B2:.B30])" office:value-type="float" office:value="426.655172413793" calcext:value-type="float">
            <text:p>426,66</text:p>
          </table:table-cell>
          <table:table-cell table:formula="of:=AVERAGE([.C2:.C30])" office:value-type="float" office:value="291.896551724138" calcext:value-type="float">
            <text:p>291,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83" calcext:value-type="float">
            <text:p>683</text:p>
          </table:table-cell>
          <table:table-cell office:value-type="float" office:value="228" calcext:value-type="float">
            <text:p>228</text:p>
          </table:table-cell>
          <table:table-cell table:formula="of:=AVERAGE([.B2:.B31])" office:value-type="float" office:value="435.2" calcext:value-type="float">
            <text:p>435,20</text:p>
          </table:table-cell>
          <table:table-cell table:formula="of:=AVERAGE([.C2:.C31])" office:value-type="float" office:value="289.766666666667" calcext:value-type="float">
            <text:p>289,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9" calcext:value-type="float">
            <text:p>529</text:p>
          </table:table-cell>
          <table:table-cell office:value-type="float" office:value="135" calcext:value-type="float">
            <text:p>135</text:p>
          </table:table-cell>
          <table:table-cell table:formula="of:=AVERAGE([.B2:.B32])" office:value-type="float" office:value="438.225806451613" calcext:value-type="float">
            <text:p>438,23</text:p>
          </table:table-cell>
          <table:table-cell table:formula="of:=AVERAGE([.C2:.C32])" office:value-type="float" office:value="284.774193548387" calcext:value-type="float">
            <text:p>284,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table:formula="of:=AVERAGE([.B2:.B33])" office:value-type="float" office:value="431.53125" calcext:value-type="float">
            <text:p>431,53</text:p>
          </table:table-cell>
          <table:table-cell table:formula="of:=AVERAGE([.C2:.C33])" office:value-type="float" office:value="280.28125" calcext:value-type="float">
            <text:p>280,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table:formula="of:=AVERAGE([.B2:.B34])" office:value-type="float" office:value="424.272727272727" calcext:value-type="float">
            <text:p>424,27</text:p>
          </table:table-cell>
          <table:table-cell table:formula="of:=AVERAGE([.C2:.C34])" office:value-type="float" office:value="278.818181818182" calcext:value-type="float">
            <text:p>278,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0" calcext:value-type="float">
            <text:p>660</text:p>
          </table:table-cell>
          <table:table-cell office:value-type="float" office:value="256" calcext:value-type="float">
            <text:p>256</text:p>
          </table:table-cell>
          <table:table-cell table:formula="of:=AVERAGE([.B2:.B35])" office:value-type="float" office:value="431.205882352941" calcext:value-type="float">
            <text:p>431,21</text:p>
          </table:table-cell>
          <table:table-cell table:formula="of:=AVERAGE([.C2:.C35])" office:value-type="float" office:value="278.147058823529" calcext:value-type="float">
            <text:p>278,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1" calcext:value-type="float">
            <text:p>501</text:p>
          </table:table-cell>
          <table:table-cell office:value-type="float" office:value="243" calcext:value-type="float">
            <text:p>243</text:p>
          </table:table-cell>
          <table:table-cell table:formula="of:=AVERAGE([.B2:.B36])" office:value-type="float" office:value="433.2" calcext:value-type="float">
            <text:p>433,20</text:p>
          </table:table-cell>
          <table:table-cell table:formula="of:=AVERAGE([.C2:.C36])" office:value-type="float" office:value="277.142857142857" calcext:value-type="float">
            <text:p>277,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table:formula="of:=AVERAGE([.B2:.B37])" office:value-type="float" office:value="425.416666666667" calcext:value-type="float">
            <text:p>425,42</text:p>
          </table:table-cell>
          <table:table-cell table:formula="of:=AVERAGE([.C2:.C37])" office:value-type="float" office:value="275" calcext:value-type="float">
            <text:p>275,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4" calcext:value-type="float">
            <text:p>334</text:p>
          </table:table-cell>
          <table:table-cell office:value-type="float" office:value="229" calcext:value-type="float">
            <text:p>229</text:p>
          </table:table-cell>
          <table:table-cell table:formula="of:=AVERAGE([.B2:.B38])" office:value-type="float" office:value="422.945945945946" calcext:value-type="float">
            <text:p>422,95</text:p>
          </table:table-cell>
          <table:table-cell table:formula="of:=AVERAGE([.C2:.C38])" office:value-type="float" office:value="273.756756756757" calcext:value-type="float">
            <text:p>273,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table:formula="of:=AVERAGE([.B2:.B39])" office:value-type="float" office:value="418.236842105263" calcext:value-type="float">
            <text:p>418,24</text:p>
          </table:table-cell>
          <table:table-cell table:formula="of:=AVERAGE([.C2:.C39])" office:value-type="float" office:value="272.368421052632" calcext:value-type="float">
            <text:p>272,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9" calcext:value-type="float">
            <text:p>589</text:p>
          </table:table-cell>
          <table:table-cell office:value-type="float" office:value="176" calcext:value-type="float">
            <text:p>176</text:p>
          </table:table-cell>
          <table:table-cell table:formula="of:=AVERAGE([.B2:.B40])" office:value-type="float" office:value="422.615384615385" calcext:value-type="float">
            <text:p>422,62</text:p>
          </table:table-cell>
          <table:table-cell table:formula="of:=AVERAGE([.C2:.C40])" office:value-type="float" office:value="269.897435897436" calcext:value-type="float">
            <text:p>269,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1" calcext:value-type="float">
            <text:p>301</text:p>
          </table:table-cell>
          <table:table-cell office:value-type="float" office:value="205" calcext:value-type="float">
            <text:p>205</text:p>
          </table:table-cell>
          <table:table-cell table:formula="of:=AVERAGE([.B2:.B41])" office:value-type="float" office:value="419.575" calcext:value-type="float">
            <text:p>419,58</text:p>
          </table:table-cell>
          <table:table-cell table:formula="of:=AVERAGE([.C2:.C41])" office:value-type="float" office:value="268.275" calcext:value-type="float">
            <text:p>268,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3" calcext:value-type="float">
            <text:p>433</text:p>
          </table:table-cell>
          <table:table-cell office:value-type="float" office:value="224" calcext:value-type="float">
            <text:p>224</text:p>
          </table:table-cell>
          <table:table-cell table:formula="of:=AVERAGE([.B2:.B42])" office:value-type="float" office:value="419.90243902439" calcext:value-type="float">
            <text:p>419,90</text:p>
          </table:table-cell>
          <table:table-cell table:formula="of:=AVERAGE([.C2:.C42])" office:value-type="float" office:value="267.19512195122" calcext:value-type="float">
            <text:p>267,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7" calcext:value-type="float">
            <text:p>337</text:p>
          </table:table-cell>
          <table:table-cell office:value-type="float" office:value="89" calcext:value-type="float">
            <text:p>89</text:p>
          </table:table-cell>
          <table:table-cell table:formula="of:=AVERAGE([.B2:.B43])" office:value-type="float" office:value="417.928571428571" calcext:value-type="float">
            <text:p>417,93</text:p>
          </table:table-cell>
          <table:table-cell table:formula="of:=AVERAGE([.C2:.C43])" office:value-type="float" office:value="262.952380952381" calcext:value-type="float">
            <text:p>262,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table:formula="of:=AVERAGE([.B2:.B44])" office:value-type="float" office:value="412.837209302326" calcext:value-type="float">
            <text:p>412,84</text:p>
          </table:table-cell>
          <table:table-cell table:formula="of:=AVERAGE([.C2:.C44])" office:value-type="float" office:value="261.651162790698" calcext:value-type="float">
            <text:p>261,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16" calcext:value-type="float">
            <text:p>216</text:p>
          </table:table-cell>
          <table:table-cell table:formula="of:=AVERAGE([.B2:.B45])" office:value-type="float" office:value="407.181818181818" calcext:value-type="float">
            <text:p>407,18</text:p>
          </table:table-cell>
          <table:table-cell table:formula="of:=AVERAGE([.C2:.C45])" office:value-type="float" office:value="260.613636363636" calcext:value-type="float">
            <text:p>260,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table:formula="of:=AVERAGE([.B2:.B46])" office:value-type="float" office:value="403.688888888889" calcext:value-type="float">
            <text:p>403,69</text:p>
          </table:table-cell>
          <table:table-cell table:formula="of:=AVERAGE([.C2:.C46])" office:value-type="float" office:value="259.333333333333" calcext:value-type="float">
            <text:p>259,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8" calcext:value-type="float">
            <text:p>618</text:p>
          </table:table-cell>
          <table:table-cell office:value-type="float" office:value="212" calcext:value-type="float">
            <text:p>212</text:p>
          </table:table-cell>
          <table:table-cell table:formula="of:=AVERAGE([.B2:.B47])" office:value-type="float" office:value="408.347826086957" calcext:value-type="float">
            <text:p>408,35</text:p>
          </table:table-cell>
          <table:table-cell table:formula="of:=AVERAGE([.C2:.C47])" office:value-type="float" office:value="258.304347826087" calcext:value-type="float">
            <text:p>258,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5" calcext:value-type="float">
            <text:p>235</text:p>
          </table:table-cell>
          <table:table-cell office:value-type="float" office:value="216" calcext:value-type="float">
            <text:p>216</text:p>
          </table:table-cell>
          <table:table-cell table:formula="of:=AVERAGE([.B2:.B48])" office:value-type="float" office:value="404.659574468085" calcext:value-type="float">
            <text:p>404,66</text:p>
          </table:table-cell>
          <table:table-cell table:formula="of:=AVERAGE([.C2:.C48])" office:value-type="float" office:value="257.404255319149" calcext:value-type="float">
            <text:p>257,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0" calcext:value-type="float">
            <text:p>480</text:p>
          </table:table-cell>
          <table:table-cell office:value-type="float" office:value="231" calcext:value-type="float">
            <text:p>231</text:p>
          </table:table-cell>
          <table:table-cell table:formula="of:=AVERAGE([.B2:.B49])" office:value-type="float" office:value="406.229166666667" calcext:value-type="float">
            <text:p>406,23</text:p>
          </table:table-cell>
          <table:table-cell table:formula="of:=AVERAGE([.C2:.C49])" office:value-type="float" office:value="256.854166666667" calcext:value-type="float">
            <text:p>256,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6" calcext:value-type="float">
            <text:p>226</text:p>
          </table:table-cell>
          <table:table-cell office:value-type="float" office:value="217" calcext:value-type="float">
            <text:p>217</text:p>
          </table:table-cell>
          <table:table-cell table:formula="of:=AVERAGE([.B2:.B50])" office:value-type="float" office:value="402.551020408163" calcext:value-type="float">
            <text:p>402,55</text:p>
          </table:table-cell>
          <table:table-cell table:formula="of:=AVERAGE([.C2:.C50])" office:value-type="float" office:value="256.040816326531" calcext:value-type="float">
            <text:p>256,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4" calcext:value-type="float">
            <text:p>254</text:p>
          </table:table-cell>
          <table:table-cell office:value-type="float" office:value="219" calcext:value-type="float">
            <text:p>219</text:p>
          </table:table-cell>
          <table:table-cell table:formula="of:=AVERAGE([.B2:.B51])" office:value-type="float" office:value="399.58" calcext:value-type="float">
            <text:p>399,58</text:p>
          </table:table-cell>
          <table:table-cell table:formula="of:=AVERAGE([.C2:.C51])" office:value-type="float" office:value="255.3" calcext:value-type="float">
            <text:p>255,30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03:04:03.5816726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03:13:54.840162200</dc:date>
    <meta:editing-duration>PT10M32S</meta:editing-duration>
    <meta:editing-cycles>2</meta:editing-cycles>
    <meta:generator>LibreOffice/7.5.5.2$Linux_X86_64 LibreOffice_project/50$Build-2</meta:generator>
    <meta:document-statistic meta:table-count="1" meta:cell-count="25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title svg:x="5.391cm" svg:y="0.316cm" chart:style-name="ch2">
          <text:p>Tiempo Búsqueda Binaria</text:p>
        </chart:title>
        <chart:legend chart:legend-position="end" svg:x="11.643cm" svg:y="3.954cm" style:legend-expansion="high" chart:style-name="ch3"/>
        <chart:plot-area chart:style-name="ch4" table:cell-range-address="Resultados_busquedaBinaria2e20.B1:Resultados_busquedaBinaria2e20.C51" chart:data-source-has-labels="row" svg:x="1.331cm" svg:y="1.275cm" svg:width="9.992cm" svg:height="6.569cm">
          <chart:coordinate-region svg:x="2.323cm" svg:y="1.474cm" svg:width="9cm" svg:height="5.578cm"/>
          <chart:axis chart:dimension="x" chart:name="primary-x" chart:style-name="ch5">
            <chart:title svg:x="5.648cm" svg:y="8.024cm" chart:style-name="ch6">
              <text:p>Iteración</text:p>
            </chart:title>
          </chart:axis>
          <chart:axis chart:dimension="y" chart:name="primary-y" chart:style-name="ch5">
            <chart:title svg:x="0.451cm" svg:y="5.476cm" chart:style-name="ch7">
              <text:p>Tiempo (ns)</text:p>
            </chart:title>
            <chart:grid chart:style-name="ch8" chart:class="major"/>
          </chart:axis>
          <chart:series chart:style-name="ch9" chart:values-cell-range-address="Resultados_busquedaBinaria2e20.B2:Resultados_busquedaBinaria2e20.B51" chart:label-cell-address="Resultados_busquedaBinaria2e20.B1:Resultados_busquedaBinaria2e20.B1" chart:class="chart:line">
            <chart:data-point chart:repeated="50"/>
          </chart:series>
          <chart:series chart:style-name="ch10" chart:values-cell-range-address="Resultados_busquedaBinaria2e20.C2:Resultados_busquedaBinaria2e20.C51" chart:label-cell-address="Resultados_busquedaBinaria2e20.C1:Resultados_busquedaBinaria2e20.C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Lineal (ns)</text:p>
                <draw:g>
                  <svg:desc>Resultados_busquedaBinaria2e20.B1:Resultados_busquedaBinaria2e20.B1</svg:desc>
                </draw:g>
              </table:table-cell>
              <table:table-cell office:value-type="string">
                <text:p>Tiempo Normal (ns)</text:p>
                <draw:g>
                  <svg:desc>Resultados_busquedaBinaria2e20.C1:Resultados_busquedaBinaria2e2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">
                <text:p>581</text:p>
                <draw:g>
                  <svg:desc>Resultados_busquedaBinaria2e20.B2:Resultados_busquedaBinaria2e20.B51</svg:desc>
                </draw:g>
              </table:table-cell>
              <table:table-cell office:value-type="float" office:value="235">
                <text:p>235</text:p>
                <draw:g>
                  <svg:desc>Resultados_busquedaBinaria2e20.C2:Resultados_busquedaBinaria2e20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3">
                <text:p>58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8">
                <text:p>48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1">
                <text:p>29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6">
                <text:p>2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">
                <text:p>26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6">
                <text:p>33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5">
                <text:p>46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">
                <text:p>33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7">
                <text:p>51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1">
                <text:p>6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">
                <text:p>19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3">
                <text:p>82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2">
                <text:p>107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">
                <text:p>43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">
                <text:p>20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0">
                <text:p>3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9">
                <text:p>53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">
                <text:p>3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8">
                <text:p>31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0">
                <text:p>6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7">
                <text:p>2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3">
                <text:p>26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3">
                <text:p>80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4">
                <text:p>34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">
                <text:p>29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">
                <text:p>17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">
                <text:p>16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3">
                <text:p>68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9">
                <text:p>5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4">
                <text:p>2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1">
                <text:p>50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">
                <text:p>15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4">
                <text:p>33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4">
                <text:p>2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9">
                <text:p>5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1">
                <text:p>30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3">
                <text:p>43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7">
                <text:p>3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">
                <text:p>19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">
                <text:p>16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8">
                <text:p>61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6">
                <text:p>22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4">
                <text:p>254</text:p>
              </table:table-cell>
              <table:table-cell office:value-type="float" office:value="219">
                <text:p>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title svg:x="3.854cm" svg:y="0.316cm" chart:style-name="ch2">
          <text:p>Tiempo Promedio Búsqueda Binaria 2e20</text:p>
        </chart:title>
        <chart:legend chart:legend-position="end" svg:x="11.346cm" svg:y="3.954cm" style:legend-expansion="high" chart:style-name="ch3"/>
        <chart:plot-area chart:style-name="ch4" table:cell-range-address="Resultados_busquedaBinaria2e20.D1:Resultados_busquedaBinaria2e20.E51" chart:data-source-has-labels="row" svg:x="1.331cm" svg:y="1.275cm" svg:width="9.695cm" svg:height="6.569cm">
          <chart:coordinate-region svg:x="2.614cm" svg:y="1.474cm" svg:width="8.412cm" svg:height="5.578cm"/>
          <chart:axis chart:dimension="x" chart:name="primary-x" chart:style-name="ch5">
            <chart:title svg:x="5.499cm" svg:y="8.024cm" chart:style-name="ch6">
              <text:p>Iteración</text:p>
            </chart:title>
          </chart:axis>
          <chart:axis chart:dimension="y" chart:name="primary-y" chart:style-name="ch7">
            <chart:title svg:x="0.451cm" svg:y="5.635cm" chart:style-name="ch8">
              <text:p>Promedio (ns)</text:p>
            </chart:title>
            <chart:grid chart:style-name="ch9" chart:class="major"/>
          </chart:axis>
          <chart:series chart:style-name="ch10" chart:values-cell-range-address="Resultados_busquedaBinaria2e20.D2:Resultados_busquedaBinaria2e20.D51" chart:label-cell-address="Resultados_busquedaBinaria2e20.D1:Resultados_busquedaBinaria2e20.D1" chart:class="chart:line">
            <chart:data-point chart:repeated="50"/>
          </chart:series>
          <chart:series chart:style-name="ch11" chart:values-cell-range-address="Resultados_busquedaBinaria2e20.E2:Resultados_busquedaBinaria2e20.E51" chart:label-cell-address="Resultados_busquedaBinaria2e20.E1:Resultados_busquedaBinaria2e20.E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Lineal (ns)</text:p>
                <draw:g>
                  <svg:desc>Resultados_busquedaBinaria2e20.D1:Resultados_busquedaBinaria2e20.D1</svg:desc>
                </draw:g>
              </table:table-cell>
              <table:table-cell office:value-type="string">
                <text:p>Promedio Normal (ns)</text:p>
                <draw:g>
                  <svg:desc>Resultados_busquedaBinaria2e20.E1:Resultados_busquedaBinaria2e2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">
                <text:p>581</text:p>
                <draw:g>
                  <svg:desc>Resultados_busquedaBinaria2e20.D2:Resultados_busquedaBinaria2e20.D51</svg:desc>
                </draw:g>
              </table:table-cell>
              <table:table-cell office:value-type="float" office:value="235">
                <text:p>235</text:p>
                <draw:g>
                  <svg:desc>Resultados_busquedaBinaria2e20.E2:Resultados_busquedaBinaria2e20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2">
                <text:p>58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.666666666667">
                <text:p>550.666666666667</text:p>
              </table:table-cell>
              <table:table-cell office:value-type="float" office:value="224.333333333333">
                <text:p>224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5.75">
                <text:p>485.75</text:p>
              </table:table-cell>
              <table:table-cell office:value-type="float" office:value="224.25">
                <text:p>224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7.8">
                <text:p>447.8</text:p>
              </table:table-cell>
              <table:table-cell office:value-type="float" office:value="216.8">
                <text:p>2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.833333333333">
                <text:p>417.833333333333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6.142857142857">
                <text:p>406.142857142857</text:p>
              </table:table-cell>
              <table:table-cell office:value-type="float" office:value="213.714285714286">
                <text:p>213.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3.5">
                <text:p>413.5</text:p>
              </table:table-cell>
              <table:table-cell office:value-type="float" office:value="242.375">
                <text:p>242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3.111111111111">
                <text:p>413.111111111111</text:p>
              </table:table-cell>
              <table:table-cell office:value-type="float" office:value="310.111111111111">
                <text:p>310.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5.6">
                <text:p>405.6</text:p>
              </table:table-cell>
              <table:table-cell office:value-type="float" office:value="328.5">
                <text:p>32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5.727272727273">
                <text:p>415.72727272727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">
                <text:p>432</text:p>
              </table:table-cell>
              <table:table-cell office:value-type="float" office:value="345.333333333333">
                <text:p>345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.769230769231">
                <text:p>413.769230769231</text:p>
              </table:table-cell>
              <table:table-cell office:value-type="float" office:value="334.384615384615">
                <text:p>334.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3">
                <text:p>443</text:p>
              </table:table-cell>
              <table:table-cell office:value-type="float" office:value="334.071428571429">
                <text:p>334.0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4.933333333333">
                <text:p>484.933333333333</text:p>
              </table:table-cell>
              <table:table-cell office:value-type="float" office:value="332.6">
                <text:p>33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1.875">
                <text:p>481.875</text:p>
              </table:table-cell>
              <table:table-cell office:value-type="float" office:value="328.375">
                <text:p>328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5.823529411765">
                <text:p>465.823529411765</text:p>
              </table:table-cell>
              <table:table-cell office:value-type="float" office:value="322.705882352941">
                <text:p>322.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7.722222222222">
                <text:p>457.722222222222</text:p>
              </table:table-cell>
              <table:table-cell office:value-type="float" office:value="316.833333333333">
                <text:p>316.8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2">
                <text:p>462</text:p>
              </table:table-cell>
              <table:table-cell office:value-type="float" office:value="311.947368421053">
                <text:p>311.9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4.9">
                <text:p>454.9</text:p>
              </table:table-cell>
              <table:table-cell office:value-type="float" office:value="309.25">
                <text:p>309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.380952380952">
                <text:p>448.380952380952</text:p>
              </table:table-cell>
              <table:table-cell office:value-type="float" office:value="315.333333333333">
                <text:p>315.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8.454545454545">
                <text:p>458.454545454545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9.260869565217">
                <text:p>449.260869565217</text:p>
              </table:table-cell>
              <table:table-cell office:value-type="float" office:value="306.391304347826">
                <text:p>306.39130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.5">
                <text:p>441.5</text:p>
              </table:table-cell>
              <table:table-cell office:value-type="float" office:value="302.25">
                <text:p>30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5.96">
                <text:p>455.96</text:p>
              </table:table-cell>
              <table:table-cell office:value-type="float" office:value="300.04">
                <text:p>30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1.653846153846">
                <text:p>451.653846153846</text:p>
              </table:table-cell>
              <table:table-cell office:value-type="float" office:value="299.038461538462">
                <text:p>299.0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5.666666666667">
                <text:p>445.666666666667</text:p>
              </table:table-cell>
              <table:table-cell office:value-type="float" office:value="300.259259259259">
                <text:p>300.25925925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.928571428571">
                <text:p>435.928571428571</text:p>
              </table:table-cell>
              <table:table-cell office:value-type="float" office:value="297.321428571429">
                <text:p>297.32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6.655172413793">
                <text:p>426.655172413793</text:p>
              </table:table-cell>
              <table:table-cell office:value-type="float" office:value="291.896551724138">
                <text:p>291.89655172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5.2">
                <text:p>435.2</text:p>
              </table:table-cell>
              <table:table-cell office:value-type="float" office:value="289.766666666667">
                <text:p>289.7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8.225806451613">
                <text:p>438.225806451613</text:p>
              </table:table-cell>
              <table:table-cell office:value-type="float" office:value="284.774193548387">
                <text:p>284.774193548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1.53125">
                <text:p>431.53125</text:p>
              </table:table-cell>
              <table:table-cell office:value-type="float" office:value="280.28125">
                <text:p>280.2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4.272727272727">
                <text:p>424.272727272727</text:p>
              </table:table-cell>
              <table:table-cell office:value-type="float" office:value="278.818181818182">
                <text:p>278.8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1.205882352941">
                <text:p>431.205882352941</text:p>
              </table:table-cell>
              <table:table-cell office:value-type="float" office:value="278.147058823529">
                <text:p>278.147058823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3.2">
                <text:p>433.2</text:p>
              </table:table-cell>
              <table:table-cell office:value-type="float" office:value="277.142857142857">
                <text:p>277.14285714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.416666666667">
                <text:p>425.4166666666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2.945945945946">
                <text:p>422.945945945946</text:p>
              </table:table-cell>
              <table:table-cell office:value-type="float" office:value="273.756756756757">
                <text:p>273.7567567567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8.236842105263">
                <text:p>418.236842105263</text:p>
              </table:table-cell>
              <table:table-cell office:value-type="float" office:value="272.368421052632">
                <text:p>272.368421052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2.615384615385">
                <text:p>422.615384615385</text:p>
              </table:table-cell>
              <table:table-cell office:value-type="float" office:value="269.897435897436">
                <text:p>269.897435897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9.575">
                <text:p>419.575</text:p>
              </table:table-cell>
              <table:table-cell office:value-type="float" office:value="268.275">
                <text:p>268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9.90243902439">
                <text:p>419.90243902439</text:p>
              </table:table-cell>
              <table:table-cell office:value-type="float" office:value="267.19512195122">
                <text:p>267.19512195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7.928571428571">
                <text:p>417.928571428571</text:p>
              </table:table-cell>
              <table:table-cell office:value-type="float" office:value="262.952380952381">
                <text:p>262.9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2.837209302326">
                <text:p>412.837209302326</text:p>
              </table:table-cell>
              <table:table-cell office:value-type="float" office:value="261.651162790698">
                <text:p>261.651162790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7.181818181818">
                <text:p>407.181818181818</text:p>
              </table:table-cell>
              <table:table-cell office:value-type="float" office:value="260.613636363636">
                <text:p>260.61363636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3.688888888889">
                <text:p>403.688888888889</text:p>
              </table:table-cell>
              <table:table-cell office:value-type="float" office:value="259.333333333333">
                <text:p>259.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.347826086957">
                <text:p>408.347826086957</text:p>
              </table:table-cell>
              <table:table-cell office:value-type="float" office:value="258.304347826087">
                <text:p>258.304347826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4.659574468085">
                <text:p>404.659574468085</text:p>
              </table:table-cell>
              <table:table-cell office:value-type="float" office:value="257.404255319149">
                <text:p>257.404255319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.229166666667">
                <text:p>406.229166666667</text:p>
              </table:table-cell>
              <table:table-cell office:value-type="float" office:value="256.854166666667">
                <text:p>256.8541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2.551020408163">
                <text:p>402.551020408163</text:p>
              </table:table-cell>
              <table:table-cell office:value-type="float" office:value="256.040816326531">
                <text:p>256.0408163265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.58">
                <text:p>399.58</text:p>
              </table:table-cell>
              <table:table-cell office:value-type="float" office:value="255.3">
                <text:p>25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